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3" style:family="graphic" style:parent-style-name="standard">
      <style:graphic-properties svg:stroke-width="0.035cm" svg:stroke-color="#000000" draw:marker-start-width="0.252cm" draw:marker-end="Arrow_20_concave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778cm" svg:x="2.524cm" svg:y="6.41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5.08cm" svg:x="13.319cm" svg:y="4.937cm">
          <text:p text:style-name="P1">TRIA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388cm" svg:x1="4.429cm" svg:y1="6.418cm" svg:x2="15.859cm" svg:y2="4.937cm" draw:start-shape="id1" draw:start-glue-point="0" draw:end-shape="id2" draw:end-glue-point="4" svg:d="M4429 6418v-2370h11430v889" svg:viewBox="0 0 11431 2371">
          <text:p text:style-name="P1"/>
        </draw:connector>
        <draw:connector draw:style-name="gr3" draw:text-style-name="P1" draw:layer="layout" draw:line-skew="0.895cm" svg:x1="15.859cm" svg:y1="10.017cm" svg:x2="4.429cm" svg:y2="8.196cm" draw:start-shape="id2" draw:start-glue-point="8" draw:end-shape="id1" svg:d="M15859 10017v1397h-11430v-3218" svg:viewBox="0 0 11431 3219">
          <text:p text:style-name="P1"/>
        </draw:connector>
        <draw:frame draw:style-name="gr4" draw:text-style-name="P2" draw:layer="layout" svg:width="8.207cm" svg:height="0.963cm" svg:x="5.983cm" svg:y="10.429cm">
          <draw:text-box>
            <text:p>Fraksi lepasan radionuklida</text:p>
          </draw:text-box>
        </draw:frame>
        <draw:frame draw:style-name="gr4" draw:text-style-name="P2" draw:layer="layout" svg:width="7.648cm" svg:height="0.963cm" svg:x="6.262cm" svg:y="4.029cm">
          <draw:text-box>
            <text:p>Fraksi gagal bahan bak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09:37:26.430018863</meta:creation-date>
    <dc:date>2020-01-07T09:41:23.437395717</dc:date>
    <meta:editing-duration>PT3M57S</meta:editing-duration>
    <meta:editing-cycles>2</meta:editing-cycles>
    <meta:generator>LibreOffice/6.0.7.3$Linux_X86_64 LibreOffice_project/00m0$Build-3</meta:generator>
    <meta:document-statistic meta:object-count="6"/>
  </office:meta>
</office:document-meta>
</file>